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89.74mm" svg:x="90.87mm" svg:y="27.94mm">
            <draw:object draw:notify-on-update-of-ranges="Sheet1.C7:Sheet1.C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5.57mm" svg:height="89.74mm" svg:x="90.86mm" svg:y="136.59mm">
            <draw:object draw:notify-on-update-of-ranges="Sheet1.C31:Sheet1.C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7mm" svg:height="89.75mm" svg:x="90.87mm" svg:y="242.14mm">
            <draw:object draw:notify-on-update-of-ranges="Sheet1.C55:Sheet1.C7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Lead lag filt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formula="of:=([.B7]*[.B$2] + [.B$3])/([.B$4]*[.B7]+[.B$5])" office:value-type="float" office:value="0.909090909090909" calcext:value-type="float">
            <text:p>0,90909090909090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table:formula="of:=([.B8]*[.B$2] + [.B$3])/([.B$4]*[.B8]+[.B$5])" office:value-type="float" office:value="0.952380952380952" calcext:value-type="float">
            <text:p>0,95238095238095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3" calcext:value-type="float">
            <text:p>0,3</text:p>
          </table:table-cell>
          <table:table-cell table:formula="of:=([.B9]*[.B$2] + [.B$3])/([.B$4]*[.B9]+[.B$5])" office:value-type="float" office:value="0.967741935483871" calcext:value-type="float">
            <text:p>0,96774193548387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4" calcext:value-type="float">
            <text:p>0,4</text:p>
          </table:table-cell>
          <table:table-cell table:formula="of:=([.B10]*[.B$2] + [.B$3])/([.B$4]*[.B10]+[.B$5])" office:value-type="float" office:value="0.975609756097561" calcext:value-type="float">
            <text:p>0,97560975609756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table:formula="of:=([.B11]*[.B$2] + [.B$3])/([.B$4]*[.B11]+[.B$5])" office:value-type="float" office:value="0.980392156862745" calcext:value-type="float">
            <text:p>0,98039215686274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table:formula="of:=([.B12]*[.B$2] + [.B$3])/([.B$4]*[.B12]+[.B$5])" office:value-type="float" office:value="0.983606557377049" calcext:value-type="float">
            <text:p>0,98360655737704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7" calcext:value-type="float">
            <text:p>0,7</text:p>
          </table:table-cell>
          <table:table-cell table:formula="of:=([.B13]*[.B$2] + [.B$3])/([.B$4]*[.B13]+[.B$5])" office:value-type="float" office:value="0.985915492957746" calcext:value-type="float">
            <text:p>0,98591549295774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8" calcext:value-type="float">
            <text:p>0,8</text:p>
          </table:table-cell>
          <table:table-cell table:formula="of:=([.B14]*[.B$2] + [.B$3])/([.B$4]*[.B14]+[.B$5])" office:value-type="float" office:value="0.987654320987654" calcext:value-type="float">
            <text:p>0,98765432098765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9" calcext:value-type="float">
            <text:p>0,9</text:p>
          </table:table-cell>
          <table:table-cell table:formula="of:=([.B15]*[.B$2] + [.B$3])/([.B$4]*[.B15]+[.B$5])" office:value-type="float" office:value="0.989010989010989" calcext:value-type="float">
            <text:p>0,98901098901098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([.B16]*[.B$2] + [.B$3])/([.B$4]*[.B16]+[.B$5])" office:value-type="float" office:value="0.99009900990099" calcext:value-type="float">
            <text:p>0,9900990099009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1" calcext:value-type="float">
            <text:p>1,1</text:p>
          </table:table-cell>
          <table:table-cell table:formula="of:=([.B17]*[.B$2] + [.B$3])/([.B$4]*[.B17]+[.B$5])" office:value-type="float" office:value="0.990990990990991" calcext:value-type="float">
            <text:p>0,99099099099099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2" calcext:value-type="float">
            <text:p>1,2</text:p>
          </table:table-cell>
          <table:table-cell table:formula="of:=([.B18]*[.B$2] + [.B$3])/([.B$4]*[.B18]+[.B$5])" office:value-type="float" office:value="0.991735537190083" calcext:value-type="float">
            <text:p>0,99173553719008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table:formula="of:=([.B19]*[.B$2] + [.B$3])/([.B$4]*[.B19]+[.B$5])" office:value-type="float" office:value="0.992366412213741" calcext:value-type="float">
            <text:p>0,99236641221374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4" calcext:value-type="float">
            <text:p>1,4</text:p>
          </table:table-cell>
          <table:table-cell table:formula="of:=([.B20]*[.B$2] + [.B$3])/([.B$4]*[.B20]+[.B$5])" office:value-type="float" office:value="0.99290780141844" calcext:value-type="float">
            <text:p>0,9929078014184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table:formula="of:=([.B21]*[.B$2] + [.B$3])/([.B$4]*[.B21]+[.B$5])" office:value-type="float" office:value="0.993377483443708" calcext:value-type="float">
            <text:p>0,99337748344370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6" calcext:value-type="float">
            <text:p>1,6</text:p>
          </table:table-cell>
          <table:table-cell table:formula="of:=([.B22]*[.B$2] + [.B$3])/([.B$4]*[.B22]+[.B$5])" office:value-type="float" office:value="0.993788819875776" calcext:value-type="float">
            <text:p>0,99378881987577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7" calcext:value-type="float">
            <text:p>1,7</text:p>
          </table:table-cell>
          <table:table-cell table:formula="of:=([.B23]*[.B$2] + [.B$3])/([.B$4]*[.B23]+[.B$5])" office:value-type="float" office:value="0.994152046783626" calcext:value-type="float">
            <text:p>0,99415204678362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8" calcext:value-type="float">
            <text:p>1,8</text:p>
          </table:table-cell>
          <table:table-cell table:formula="of:=([.B24]*[.B$2] + [.B$3])/([.B$4]*[.B24]+[.B$5])" office:value-type="float" office:value="0.994475138121547" calcext:value-type="float">
            <text:p>0,99447513812154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table:formula="of:=([.B25]*[.B$2] + [.B$3])/([.B$4]*[.B25]+[.B$5])" office:value-type="float" office:value="0.994764397905759" calcext:value-type="float">
            <text:p>0,99476439790575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([.B26]*[.B$2] + [.B$3])/([.B$4]*[.B26]+[.B$5])" office:value-type="float" office:value="0.995024875621891" calcext:value-type="float">
            <text:p>0,995024875621891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Washout filt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532.6" calcext:value-type="float">
            <text:p>532,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formula="of:=[.B31]/([.B31]+[.B$29])" office:value-type="float" office:value="0.909090909090909" calcext:value-type="float">
            <text:p>0,909090909090909</text:p>
          </table:table-cell>
          <table:table-cell table:number-columns-repeated="9"/>
          <table:table-cell table:formula="of:=INT([.M30])"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table:formula="of:=[.B32]/([.B32]+[.B$29])" office:value-type="float" office:value="0.952380952380952" calcext:value-type="float">
            <text:p>0,952380952380952</text:p>
          </table:table-cell>
          <table:table-cell table:number-columns-repeated="9"/>
          <table:table-cell table:formula="of:=[.M31]/100" office:value-type="float" office:value="5.32" calcext:value-type="float">
            <text:p>5,32</text:p>
          </table:table-cell>
          <table:table-cell table:formula="of:=INT([.M32])" office:value-type="float" office:value="5" calcext:value-type="float">
            <text:p>5</text:p>
          </table:table-cell>
          <table:table-cell table:formula="of:=0.32" office:value-type="float" office:value="0.32" calcext:value-type="float">
            <text:p>0,32</text:p>
          </table:table-cell>
          <table:table-cell/>
        </table:table-row>
        <table:table-row table:style-name="ro1">
          <table:table-cell/>
          <table:table-cell office:value-type="float" office:value="0.3" calcext:value-type="float">
            <text:p>0,3</text:p>
          </table:table-cell>
          <table:table-cell table:formula="of:=[.B33]/([.B33]+[.B$29])" office:value-type="float" office:value="0.967741935483871" calcext:value-type="float">
            <text:p>0,967741935483871</text:p>
          </table:table-cell>
          <table:table-cell table:number-columns-repeated="11"/>
          <table:table-cell table:formula="of:=[.O32]*10" office:value-type="float" office:value="3.2" calcext:value-type="float">
            <text:p>3,2</text:p>
          </table:table-cell>
          <table:table-cell table:formula="of:=INT([.O33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.4" calcext:value-type="float">
            <text:p>0,4</text:p>
          </table:table-cell>
          <table:table-cell table:formula="of:=[.B34]/([.B34]+[.B$29])" office:value-type="float" office:value="0.975609756097561" calcext:value-type="float">
            <text:p>0,975609756097561</text:p>
          </table:table-cell>
          <table:table-cell table:number-columns-repeated="11"/>
          <table:table-cell office:value-type="float" office:value="0.2" calcext:value-type="float">
            <text:p>0,2</text:p>
          </table:table-cell>
          <table:table-cell table:formula="of:=[.O34]*10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table:formula="of:=[.B35]/([.B35]+[.B$29])" office:value-type="float" office:value="0.980392156862745" calcext:value-type="float">
            <text:p>0,98039215686274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table:formula="of:=[.B36]/([.B36]+[.B$29])" office:value-type="float" office:value="0.983606557377049" calcext:value-type="float">
            <text:p>0,98360655737704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7" calcext:value-type="float">
            <text:p>0,7</text:p>
          </table:table-cell>
          <table:table-cell table:formula="of:=[.B37]/([.B37]+[.B$29])" office:value-type="float" office:value="0.985915492957746" calcext:value-type="float">
            <text:p>0,98591549295774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8" calcext:value-type="float">
            <text:p>0,8</text:p>
          </table:table-cell>
          <table:table-cell table:formula="of:=[.B38]/([.B38]+[.B$29])" office:value-type="float" office:value="0.987654320987654" calcext:value-type="float">
            <text:p>0,98765432098765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9" calcext:value-type="float">
            <text:p>0,9</text:p>
          </table:table-cell>
          <table:table-cell table:formula="of:=[.B39]/([.B39]+[.B$29])" office:value-type="float" office:value="0.989010989010989" calcext:value-type="float">
            <text:p>0,98901098901098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40]/([.B40]+[.B$29])" office:value-type="float" office:value="0.99009900990099" calcext:value-type="float">
            <text:p>0,9900990099009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1" calcext:value-type="float">
            <text:p>1,1</text:p>
          </table:table-cell>
          <table:table-cell table:formula="of:=[.B41]/([.B41]+[.B$29])" office:value-type="float" office:value="0.990990990990991" calcext:value-type="float">
            <text:p>0,99099099099099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2" calcext:value-type="float">
            <text:p>1,2</text:p>
          </table:table-cell>
          <table:table-cell table:formula="of:=[.B42]/([.B42]+[.B$29])" office:value-type="float" office:value="0.991735537190083" calcext:value-type="float">
            <text:p>0,99173553719008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table:formula="of:=[.B43]/([.B43]+[.B$29])" office:value-type="float" office:value="0.992366412213741" calcext:value-type="float">
            <text:p>0,99236641221374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4" calcext:value-type="float">
            <text:p>1,4</text:p>
          </table:table-cell>
          <table:table-cell table:formula="of:=[.B44]/([.B44]+[.B$29])" office:value-type="float" office:value="0.99290780141844" calcext:value-type="float">
            <text:p>0,9929078014184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table:formula="of:=[.B45]/([.B45]+[.B$29])" office:value-type="float" office:value="0.993377483443708" calcext:value-type="float">
            <text:p>0,99337748344370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6" calcext:value-type="float">
            <text:p>1,6</text:p>
          </table:table-cell>
          <table:table-cell table:formula="of:=[.B46]/([.B46]+[.B$29])" office:value-type="float" office:value="0.993788819875776" calcext:value-type="float">
            <text:p>0,99378881987577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7" calcext:value-type="float">
            <text:p>1,7</text:p>
          </table:table-cell>
          <table:table-cell table:formula="of:=[.B47]/([.B47]+[.B$29])" office:value-type="float" office:value="0.994152046783626" calcext:value-type="float">
            <text:p>0,99415204678362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8" calcext:value-type="float">
            <text:p>1,8</text:p>
          </table:table-cell>
          <table:table-cell table:formula="of:=[.B48]/([.B48]+[.B$29])" office:value-type="float" office:value="0.994475138121547" calcext:value-type="float">
            <text:p>0,99447513812154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table:formula="of:=[.B49]/([.B49]+[.B$29])" office:value-type="float" office:value="0.994764397905759" calcext:value-type="float">
            <text:p>0,99476439790575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50]/([.B50]+[.B$29])" office:value-type="float" office:value="0.995024875621891" calcext:value-type="float">
            <text:p>0,995024875621891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Lag filt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0.3" calcext:value-type="float">
            <text:p>0,3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formula="of:=([.B$53]/([.B55]+[.B$53]))" office:value-type="float" office:value="0.75" calcext:value-type="float">
            <text:p>0,7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table:formula="of:=([.B$53]/([.B56]+[.B$53]))" office:value-type="float" office:value="0.6" calcext:value-type="float">
            <text:p>0,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3" calcext:value-type="float">
            <text:p>0,3</text:p>
          </table:table-cell>
          <table:table-cell table:formula="of:=([.B$53]/([.B57]+[.B$53]))" office:value-type="float" office:value="0.5" calcext:value-type="float">
            <text:p>0,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4" calcext:value-type="float">
            <text:p>0,4</text:p>
          </table:table-cell>
          <table:table-cell table:formula="of:=([.B$53]/([.B58]+[.B$53]))" office:value-type="float" office:value="0.428571428571429" calcext:value-type="float">
            <text:p>0,42857142857142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table:formula="of:=([.B$53]/([.B59]+[.B$53]))" office:value-type="float" office:value="0.375" calcext:value-type="float">
            <text:p>0,37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table:formula="of:=([.B$53]/([.B60]+[.B$53]))" office:value-type="float" office:value="0.333333333333333" calcext:value-type="float">
            <text:p>0,33333333333333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7" calcext:value-type="float">
            <text:p>0,7</text:p>
          </table:table-cell>
          <table:table-cell table:formula="of:=([.B$53]/([.B61]+[.B$53]))" office:value-type="float" office:value="0.3" calcext:value-type="float">
            <text:p>0,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8" calcext:value-type="float">
            <text:p>0,8</text:p>
          </table:table-cell>
          <table:table-cell table:formula="of:=([.B$53]/([.B62]+[.B$53]))" office:value-type="float" office:value="0.272727272727273" calcext:value-type="float">
            <text:p>0,27272727272727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9" calcext:value-type="float">
            <text:p>0,9</text:p>
          </table:table-cell>
          <table:table-cell table:formula="of:=([.B$53]/([.B63]+[.B$53]))" office:value-type="float" office:value="0.25" calcext:value-type="float">
            <text:p>0,2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([.B$53]/([.B64]+[.B$53]))" office:value-type="float" office:value="0.230769230769231" calcext:value-type="float">
            <text:p>0,23076923076923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1" calcext:value-type="float">
            <text:p>1,1</text:p>
          </table:table-cell>
          <table:table-cell table:formula="of:=([.B$53]/([.B65]+[.B$53]))" office:value-type="float" office:value="0.214285714285714" calcext:value-type="float">
            <text:p>0,21428571428571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2" calcext:value-type="float">
            <text:p>1,2</text:p>
          </table:table-cell>
          <table:table-cell table:formula="of:=([.B$53]/([.B66]+[.B$53]))" office:value-type="float" office:value="0.2" calcext:value-type="float">
            <text:p>0,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table:formula="of:=([.B$53]/([.B67]+[.B$53]))" office:value-type="float" office:value="0.1875" calcext:value-type="float">
            <text:p>0,187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4" calcext:value-type="float">
            <text:p>1,4</text:p>
          </table:table-cell>
          <table:table-cell table:formula="of:=([.B$53]/([.B68]+[.B$53]))" office:value-type="float" office:value="0.176470588235294" calcext:value-type="float">
            <text:p>0,17647058823529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table:formula="of:=([.B$53]/([.B69]+[.B$53]))" office:value-type="float" office:value="0.166666666666667" calcext:value-type="float">
            <text:p>0,1666666666666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6" calcext:value-type="float">
            <text:p>1,6</text:p>
          </table:table-cell>
          <table:table-cell table:formula="of:=([.B$53]/([.B70]+[.B$53]))" office:value-type="float" office:value="0.157894736842105" calcext:value-type="float">
            <text:p>0,15789473684210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7" calcext:value-type="float">
            <text:p>1,7</text:p>
          </table:table-cell>
          <table:table-cell table:formula="of:=([.B$53]/([.B71]+[.B$53]))" office:value-type="float" office:value="0.15" calcext:value-type="float">
            <text:p>0,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8" calcext:value-type="float">
            <text:p>1,8</text:p>
          </table:table-cell>
          <table:table-cell table:formula="of:=([.B$53]/([.B72]+[.B$53]))" office:value-type="float" office:value="0.142857142857143" calcext:value-type="float">
            <text:p>0,14285714285714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table:formula="of:=([.B$53]/([.B73]+[.B$53]))" office:value-type="float" office:value="0.136363636363636" calcext:value-type="float">
            <text:p>0,13636363636363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([.B$53]/([.B74]+[.B$53]))" office:value-type="float" office:value="0.130434782608696" calcext:value-type="float">
            <text:p>0,130434782608696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20:23:45.076571515</meta:creation-date>
    <dc:date>2018-10-10T09:42:41.770101329</dc:date>
    <meta:editing-duration>PT17M15S</meta:editing-duration>
    <meta:editing-cycles>1</meta:editing-cycles>
    <meta:document-statistic meta:table-count="1" meta:cell-count="144" meta:object-count="3"/>
    <meta:generator>LibreOffice/6.0.6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75cm" xlink:href=".." xlink:type="simple" chart:class="chart:line" chart:style-name="ch1">
        <chart:legend chart:legend-position="end" svg:x="13.13cm" svg:y="4.186cm" style:legend-expansion="high" chart:style-name="ch2"/>
        <chart:plot-area chart:style-name="ch3" table:cell-range-address="Sheet1.C7:Sheet1.C26" svg:x="0.319cm" svg:y="0.179cm" svg:width="12.492cm" svg:height="8.617cm">
          <chartooo:coordinate-region svg:x="1.238cm" svg:y="0.38cm" svg:width="11.385cm" svg:height="7.76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7:Sheet1.C26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09090909090909">
                <text:p>0.909090909090909</text:p>
                <draw:g>
                  <svg:desc>Sheet1.C7:Sheet1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52380952380952">
                <text:p>0.9523809523809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5609756097561">
                <text:p>0.9756097560975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0392156862745">
                <text:p>0.9803921568627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3606557377049">
                <text:p>0.9836065573770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5915492957746">
                <text:p>0.9859154929577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87654320987654">
                <text:p>0.9876543209876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9010989010989">
                <text:p>0.9890109890109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009900990099">
                <text:p>0.990099009900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0990990990991">
                <text:p>0.990990990990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1735537190083">
                <text:p>0.9917355371900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2366412213741">
                <text:p>0.9923664122137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290780141844">
                <text:p>0.992907801418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3377483443708">
                <text:p>0.9933774834437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3788819875776">
                <text:p>0.9937888198757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4152046783626">
                <text:p>0.9941520467836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4475138121547">
                <text:p>0.9944751381215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4764397905759">
                <text:p>0.9947643979057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5024875621891">
                <text:p>0.9950248756218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558cm" svg:height="8.975cm" xlink:href=".." xlink:type="simple" chart:class="chart:line" chart:style-name="ch1">
        <chart:legend chart:legend-position="end" svg:x="12.69cm" svg:y="4.186cm" style:legend-expansion="high" chart:style-name="ch2"/>
        <chart:plot-area chart:style-name="ch3" table:cell-range-address="Sheet1.C31:Sheet1.C50" svg:x="0.311cm" svg:y="0.179cm" svg:width="12.068cm" svg:height="8.617cm">
          <chartooo:coordinate-region svg:x="1.23cm" svg:y="0.38cm" svg:width="10.96cm" svg:height="7.76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1:Sheet1.C50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09090909090909">
                <text:p>0.909090909090909</text:p>
                <draw:g>
                  <svg:desc>Sheet1.C31:Sheet1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52380952380952">
                <text:p>0.9523809523809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5609756097561">
                <text:p>0.9756097560975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0392156862745">
                <text:p>0.9803921568627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3606557377049">
                <text:p>0.9836065573770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5915492957746">
                <text:p>0.9859154929577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87654320987654">
                <text:p>0.9876543209876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9010989010989">
                <text:p>0.9890109890109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009900990099">
                <text:p>0.990099009900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0990990990991">
                <text:p>0.990990990990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1735537190083">
                <text:p>0.9917355371900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2366412213741">
                <text:p>0.9923664122137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290780141844">
                <text:p>0.992907801418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3377483443708">
                <text:p>0.9933774834437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3788819875776">
                <text:p>0.9937888198757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4152046783626">
                <text:p>0.9941520467836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4475138121547">
                <text:p>0.9944751381215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4764397905759">
                <text:p>0.9947643979057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5024875621891">
                <text:p>0.9950248756218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76cm" xlink:href=".." xlink:type="simple" chart:class="chart:line" chart:style-name="ch1">
        <chart:legend chart:legend-position="end" svg:x="13.13cm" svg:y="4.187cm" style:legend-expansion="high" chart:style-name="ch2"/>
        <chart:plot-area chart:style-name="ch3" table:cell-range-address="Sheet1.C55:Sheet1.C74" svg:x="0.181cm" svg:y="0.233cm" svg:width="12.489cm" svg:height="8.615cm">
          <chartooo:coordinate-region svg:x="0.913cm" svg:y="0.434cm" svg:width="11.568cm" svg:height="7.7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55:Sheet1.C74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">
                <text:p>0.75</text:p>
                <draw:g>
                  <svg:desc>Sheet1.C55:Sheet1.C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14285714285714">
                <text:p>0.2142857142857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7894736842105">
                <text:p>0.1578947368421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36363636363636">
                <text:p>0.1363636363636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30434782608696">
                <text:p>0.1304347826086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